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da7d8" draw:fill-color="#adc5e7" draw:textarea-horizontal-align="justify" draw:textarea-vertical-align="middle" draw:auto-grow-height="false" fo:min-height="6.756cm" fo:min-width="1.74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4" style:family="graphic" style:parent-style-name="standard">
      <style:graphic-properties draw:textarea-horizontal-align="justify" draw:textarea-vertical-align="middle" draw:auto-grow-height="false" fo:min-height="2.624cm" fo:min-width="2.3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7da7d8" draw:fill-color="#adc5e7" draw:textarea-horizontal-align="justify" draw:textarea-vertical-align="middle" draw:auto-grow-height="false" fo:min-height="1.147cm" fo:min-width="4.834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9.906cm" svg:x="5.826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46cm" svg:y1="3.794cm" svg:x2="14.081cm" svg:y2="7.985cm">
          <text:p/>
        </draw:line>
        <draw:custom-shape draw:style-name="gr3" draw:text-style-name="P3" draw:layer="layout" svg:width="1.905cm" svg:height="1.905cm" svg:x="6.429cm" svg:y="4.556cm">
          <text:p text:style-name="P3">W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46cm" svg:y1="7.985cm" svg:x2="18.78cm" svg:y2="7.985cm">
          <text:p/>
        </draw:line>
        <draw:custom-shape draw:style-name="gr3" draw:text-style-name="P3" draw:layer="layout" svg:width="1.905cm" svg:height="1.905cm" svg:x="6.429cm" svg:y="6.969cm">
          <text:p text:style-name="P3">W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049cm" svg:y1="7.985cm" svg:x2="2.746cm" svg:y2="11.922cm">
          <text:p/>
        </draw:line>
        <draw:custom-shape draw:style-name="gr3" draw:text-style-name="P3" draw:layer="layout" svg:width="1.905cm" svg:height="1.905cm" svg:x="6.429cm" svg:y="9.382cm">
          <text:p text:style-name="P3">W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064cm" svg:height="4.064cm" svg:x="13.954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128cm" svg:height="1.114cm" svg:x="1.65cm" svg:y="3.286cm">
          <draw:text-box>
            <text:p>X<text:span text:style-name="T1">1</text:span></text:p>
          </draw:text-box>
        </draw:frame>
        <draw:frame draw:style-name="gr6" draw:text-style-name="P4" draw:layer="layout" svg:width="1.23cm" svg:height="1.114cm" svg:x="1.635cm" svg:y="7.477cm">
          <draw:text-box>
            <text:p>X<text:span text:style-name="T1">...</text:span></text:p>
          </draw:text-box>
        </draw:frame>
        <draw:frame draw:style-name="gr7" draw:text-style-name="P4" draw:layer="layout" svg:width="1.128cm" svg:height="1.114cm" svg:x="1.523cm" svg:y="11.443cm">
          <draw:text-box>
            <text:p>X<text:span text:style-name="T1">n</text:span></text:p>
          </draw:text-box>
        </draw:frame>
        <draw:frame draw:style-name="gr8" draw:text-style-name="P4" draw:layer="layout" svg:width="0.925cm" svg:height="0.962cm" svg:x="18.907cm" svg:y="7.531cm">
          <draw:text-box>
            <text:p>Y</text:p>
          </draw:text-box>
        </draw:frame>
        <draw:frame draw:style-name="gr9" draw:text-style-name="P3" draw:layer="layout" svg:width="2.925cm" svg:height="0.798cm" svg:x="14.462cm" svg:y="7.5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0" draw:text-style-name="P2" draw:layer="layout" svg:x1="15.986cm" svg:y1="5.953cm" svg:x2="15.986cm" svg:y2="1.762cm">
          <text:p/>
        </draw:line>
        <draw:line draw:style-name="gr10" draw:text-style-name="P2" draw:layer="layout" svg:x1="15.986cm" svg:y1="1.762cm" svg:x2="7.477cm" svg:y2="1.762cm">
          <text:p/>
        </draw:line>
        <draw:line draw:style-name="gr11" draw:text-style-name="P2" draw:layer="layout" svg:x1="7.477cm" svg:y1="1.762cm" svg:x2="7.477cm" svg:y2="3.032cm">
          <text:p/>
        </draw:line>
        <draw:custom-shape draw:style-name="gr12" draw:text-style-name="P1" draw:layer="layout" svg:width="5.334cm" svg:height="1.397cm" svg:x="9.001cm" svg:y="1.127cm">
          <text:p text:style-name="P3">Kalkuler feil</text:p>
          <text:p text:style-name="P3">Og juster vek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8:15:47.118000000</meta:creation-date>
    <dc:date>2018-05-27T17:32:10.296000000</dc:date>
    <meta:editing-duration>PT7M34S</meta:editing-duration>
    <meta:editing-cycles>2</meta:editing-cycles>
    <meta:generator>LibreOffice/5.4.4.2$Windows_X86_64 LibreOffice_project/2524958677847fb3bb44820e40380acbe820f960</meta:generator>
    <meta:document-statistic meta:object-count="17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subsup>
              <mo stretchy="false">∑</mo>
              <mn>1</mn>
              <mi>n</mi>
            </msubsup>
            <mrow>
              <mo fence="true" stretchy="false">(</mo>
              <mrow>
                <mrow>
                  <msub>
                    <mi>X</mi>
                    <mi>i</mi>
                  </msub>
                  <mo stretchy="false">∗</mo>
                  <msub>
                    <mi>W</mi>
                    <mi>i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f( sum_1^n(X_i*W_i))</annotation>
  </semantics>
</math>
</file>